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RANJA AVICOLA SANTO TOMAS E.I.R.L.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600380215</text:span></text:p>
            <text:p text:style-name="P5"><text:span text:style-name="T15">Destino:</text:span><text:span text:style-name="T14"> IQT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1446535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AREDES PANDURO LEOPOLDO JAVI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42696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4562327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2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6 - Trans. Aer. Caja Vacunas</text:p>
          </table:table-cell>
          <table:table-cell table:style-name="Tableau1.A2" office:value-type="string">
            <text:p text:style-name="P18">20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AER CARIBE</text:span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>ACL-1157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RO PREMIX</text:span></text:p>
          </table:table-cell>
          <table:table-cell table:style-name="Tabla5.A2" office:value-type="string">
            <text:p text:style-name="P1"><text:span text:style-name="T4">VACUNAS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8:31:3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